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Open Sans" svg:font-family="'Open Sans'"/>
    <style:font-face style:name="OpenSymbol" svg:font-family="OpenSymbol"/>
    <style:font-face style:name="Segoe UI" svg:font-family="'Segoe UI', SegoeUI, 'Helvetica Neue', Helvetica, Arial, sans-serif"/>
    <style:font-face style:name="Source Sans Pro" svg:font-family="'Source Sans Pro', sans-serif"/>
    <style:font-face style:name="Verdana" svg:font-family="Verdana, Arial, Helvetica, sans-serif"/>
    <style:font-face style:name="courier" svg:font-family="courier, monospace"/>
    <style:font-face style:name="curier" svg:font-family="curier, monospace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5f5f5" fo:padding="0.0937in" fo:border="0.0008in solid #cccccc">
        <style:background-image/>
      </style:paragraph-properties>
      <style:text-properties fo:font-variant="normal" fo:text-transform="none" fo:color="#000000" style:font-name="courier" fo:font-size="14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5f5f5" fo:padding="0.0937in" fo:border="0.0008in solid #cccccc">
        <style:background-image/>
      </style:paragraph-properties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f3f3f" style:font-name="Tinos1" fo:font-size="15pt" fo:letter-spacing="normal" fo:font-style="normal" fo:font-weight="bold" style:font-size-asian="15pt" style:font-weight-asian="bold" style:font-size-complex="15pt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f3f3f" style:font-name="Tinos1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3f3f3f" style:font-name="Tinos1" fo:letter-spacing="normal" fo:font-style="normal"/>
    </style:style>
    <style:style style:name="T5" style:family="text">
      <style:text-properties fo:font-variant="normal" fo:text-transform="none" fo:color="#3f3f3f" style:font-name="Tinos1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f3f3f" style:font-name="Tinos1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f3f3f" style:font-name="Tinos1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color="#000000" style:font-name="courier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Tinos1" fo:font-size="14pt" fo:letter-spacing="normal" fo:font-style="normal"/>
    </style:style>
    <style:style style:name="T10" style:family="text">
      <style:text-properties fo:font-variant="normal" fo:text-transform="none" fo:color="#000000" style:font-name="Tinos1" fo:letter-spacing="normal" fo:font-style="normal"/>
    </style:style>
    <style:style style:name="T11" style:family="text">
      <style:text-properties fo:font-variant="normal" fo:text-transform="none" fo:color="#000000" style:font-name="Tinos1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Tinos1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Tinos1" fo:font-size="15pt" fo:letter-spacing="normal" fo:font-style="normal" style:font-size-asian="15pt" style:font-size-complex="15pt"/>
    </style:style>
    <style:style style:name="T14" style:family="text">
      <style:text-properties fo:font-variant="normal" fo:text-transform="none" fo:color="#000000" style:font-name="Tinos1" fo:font-size="15pt" fo:letter-spacing="normal" fo:font-style="normal" fo:font-weight="bold" style:font-size-asian="15pt" style:font-size-complex="15pt"/>
    </style:style>
    <style:style style:name="T15" style:family="text">
      <style:text-properties fo:font-variant="normal" fo:text-transform="none" fo:color="#354147" style:font-name="Tinos1" fo:font-size="15pt" fo:letter-spacing="normal" fo:font-style="normal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354147" style:font-name="Tinos1" fo:letter-spacing="normal" fo:font-style="normal"/>
    </style:style>
    <style:style style:name="T17" style:family="text">
      <style:text-properties fo:font-variant="normal" fo:text-transform="none" fo:color="#354147" style:font-name="Tinos1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54147" style:font-name="Tinos1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style:font-name="Tinos1" fo:letter-spacing="normal" fo:font-style="normal"/>
    </style:style>
    <style:style style:name="T20" style:family="text">
      <style:text-properties fo:font-variant="normal" fo:text-transform="none" style:font-name="Tinos1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style:font-name="Tinos1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6666ff" style:font-name="Tinos1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4586" style:font-name="Tinos1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80" style:font-name="Tinos1" fo:letter-spacing="normal" fo:font-style="normal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size-asian="14pt" style:font-size-complex="14pt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000080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Лісовський Юрій</text:p>
      <text:p text:style-name="P5"/>
      <text:p text:style-name="P15">Інформація про вже існуюче подібне програмне забезпечення (чорновий варіант)</text:p>
      <text:p text:style-name="P5"/>
      <text:p text:style-name="P6">ПЗ для UNIX-подібних систем</text:p>
      <text:p text:style-name="P5"/>
      <text:p text:style-name="P5"/>
      <text:p text:style-name="P17"><text:span text:style-name="T29">Day Planner</text:span></text:p>
      <text:list xml:id="list4014330777440009937" text:style-name="L2">
        <text:list-header>
          <text:p text:style-name="P9"/>
        </text:list-header>
      </text:list>
      <text:p text:style-name="P5"><draw:frame draw:style-name="fr1" draw:name="graphics1" text:anchor-type="as-char" svg:y="-5.0508in" svg:width="6.9161in" svg:height="5.3528in" draw:z-index="0"><draw:image xlink:href="https://www.tecmint.com/wp-content/uploads/2016/07/Day-Planner-Calendar-for-Linux.png" xlink:type="simple" xlink:show="embed" xlink:actuate="onLoad"/></draw:frame></text:p>
      <text:p text:style-name="P5"/>
      <text:p text:style-name="P10"><text:span text:style-name="T2">Day Planner </text:span>- це програма, яка допоможе легко планувати і керувати своїм часом. Він може дозволяє спланувати події, наприклад, дні народження, похід в кіно та багато іншого, і переконується, що ви пам'ятаєте про події, показуючи нагадування.</text:p>
      <text:p text:style-name="P10">Основні функції:</text:p>
      <text:p text:style-name="P10"/>
      <text:p text:style-name="P10"><text:soft-page-break/>Простота: інтерфейс Day Planner є максимально простим у розумінні, зберігаючи при цьому простоту використання.</text:p>
      <text:p text:style-name="P10"/>
      <text:p text:style-name="P10">Інтуїтивність: Day Planner слідує GNOME Human Interface керівництву.</text:p>
      <text:p text:style-name="P10"/>
      <text:p text:style-name="P10">Стабільність: релізи Day Planner завжди добре перевірені, і ми прагнемо мінімізувати кількість помилок в ньому.</text:p>
      <text:p text:style-name="P10"/>
      <text:p text:style-name="P10">Дотримання стандартів: Day Planner використовує стандартний формат iCalendar (RFC 2445), що дозволяє легко обмінюватися даними календаря.</text:p>
      <text:p text:style-name="P10"/>
      <text:p text:style-name="P10">Синхронізація: Day Planner включає в себе власний сервер синхронізації, який дозволяє легко синхронізувати дані у декількох місцях, наприклад, у будинку та офісі.</text:p>
      <text:p text:style-name="P10"/>
      <text:p text:style-name="P10">Інтернаціоналізація: Day Planner доступний на різних мовах, також розробляється можливість отримання інформації про вихідні і свята для різних країн.</text:p>
      <text:p text:style-name="P10"/>
      <text:p text:style-name="P10">Вартість: Day Planner - це вільне програмне забезпечення, яке можна безкоштовно використувати, обмінюватися ним, копіювати та змінювати. Він ліцензований <text:s/>GNU General Public License версії 3.</text:p>
      <text:p text:style-name="P18"/>
      <text:h text:style-name="P20" text:outline-level="1"><text:span text:style-name="T3">California</text:span></text:h>
      <text:p text:style-name="P4"><text:span text:style-name="T7">California – це програма календаря GNOME 3, відрізняється від більшості інших додатків до календаря, дозволяючи створювати події, ввівши потрібну інформацію. California вміє аналізувати деталі тексту і записувати її в повноцінну подію до календаря. Це дозволяє швидко охарактеризувати подію, ніби надрукувавши повідомлення другу або колезі ("зустріч у п'ятницю о 10 ранку"), без необхідності переходити до панелі вибору та прапорців (хоча California має таку функцію).</text:span></text:p>
      <text:p text:style-name="P4"><text:span text:style-name="T7"/></text:p>
      <text:p text:style-name="P4"><text:span text:style-name="T7">Вбудований аналізатор призначений для інтерпретації природного мови, він обмежений і не бездоганний. Він найкраще працює, якщо ви знаєте основні шаблони для введення інформації та пам'ятаєте правила щодо формулювання деталей події.</text:span></text:p>
      <text:p text:style-name="P4"><text:span text:style-name="T7">Нижче наведені приклади англійською мовою. Переклади будуть відрізнятися, очевидно. Ми сподіваємося, що в майбутньому ці інструкції будуть переведені з відповідними ключовими словами.</text:span></text:p>
      <text:p text:style-name="P4"><text:span text:style-name="T7"/></text:p>
      <text:p text:style-name="P4"><text:span text:style-name="T7">Тут наведено кілька прикладів, які дають правильні результати під час додавання </text:span><text:soft-page-break/><text:span text:style-name="T7">події:</text:span></text:p>
      <text:p text:style-name="P1"><text:span text:style-name="T26">Manga &amp; Anime Festival this Thursday</text:span></text:p>
      <text:p text:style-name="P1"><text:bookmark text:name="line-17"/><text:bookmark text:name="line-18"/><text:bookmark text:name="line-19"/><text:bookmark text:name="line-20"/><text:bookmark text:name="line-1-1"/>Bingo Nite at Moe's from 6pm to 8pm</text:p>
      <text:p text:style-name="P1"><text:bookmark text:name="line-21"/><text:bookmark text:name="line-22"/><text:bookmark text:name="line-23"/><text:bookmark text:name="line-24"/><text:bookmark text:name="line-1-2"/>Darts game in 2 hours at Moe's for 45 minutes</text:p>
      <text:p text:style-name="P1"><text:bookmark text:name="line-25"/><text:bookmark text:name="line-26"/><text:bookmark text:name="line-27"/><text:bookmark text:name="line-28"/><text:bookmark text:name="line-1-3"/>Mayor Quimby's payoff due every Monday and Wednesday at 11am</text:p>
      <text:p text:style-name="P2"><text:bookmark text:name="line-29"/><text:bookmark text:name="line-30"/><text:bookmark text:name="line-31"/><text:bookmark text:name="line-32"/><text:bookmark text:name="line-1-4"/><text:span text:style-name="T8">Lisa's birthday every April 4</text:span></text:p>
      <text:p text:style-name="Standard"><text:span text:style-name="T9"/></text:p>
      <text:p text:style-name="P6"><text:span text:style-name="T10">ПЗ для системи Windows</text:span></text:p>
      <text:p text:style-name="P6"><text:span text:style-name="T10">(для Windows є багато різних програм такого типу, я вибрав найпопулярніші і безкоштовні, які запропонував Google)</text:span></text:p>
      <text:p text:style-name="P6"><text:span text:style-name="T9"/></text:p>
      <text:h text:style-name="P20" text:outline-level="1"><text:span text:style-name="T13">Desktop-Reminder</text:span></text:h>
      <text:p text:style-name="P10">Desktop-Reminder – це безкоштовна програма для Windows для планування та легкого керування завданнями. Вона може перераховувати всі завдання, які є актуальними для поточного дня. Для завдання з визначеним часом дня відображається відповідне повідомлення, коли настане час. </text:p>
      <text:p text:style-name="P10"/>
      <text:p text:style-name="P10">Існує три основні переваги використання Desktop-Reminder замість інших планувальників завдань:</text:p>
      <text:p text:style-name="P10"><text:s text:c="3"/>– він може повідомити вас навіть за кілька місяців про невідкладне завдання; таким чином ви можете закрити кожен довгостроковий контракт (наприклад, договір мобільного телефону) вчасно;</text:p>
      <text:list xml:id="list7691456779683294533" text:style-name="L3">
        <text:list-item>
          <text:p text:style-name="P11">немає необхідності визначати час доби для події;</text:p>
        </text:list-item>
        <text:list-item>
          <text:p text:style-name="P11">не потрібно вводити час закінчення завдання або тривалість завдання – е потрібно знати, як довго триватиме день народження; створення нової події просте і швидке.</text:p>
        </text:list-item>
      </text:list>
      <text:p text:style-name="P10">Однак, якщо ви визначите час доби для завдання, Desktop-Reminder може повідомити вас повідомленням зі звуком в межах від однієї хвилини до декількох годин до того, як настане час. Так ви не пропустите свою улюблену телепрограму.</text:p>
      <text:p text:style-name="P10"/>
      <text:p text:style-name="P10">Безкоштовна версія Desktop-Reminder пропонує:</text:p>
      <text:p text:style-name="P10"><text:s text:c="2"/>– простий і інтуїтивно зрозумілий навігатор планування завдань в стилі MS Office 2010.</text:p>
      <text:p text:style-name="P10"><text:s/>– перелік завдань з візуальним статусом для кожного завдання (термінове <text:soft-page-break/>завдання, завдання сьогодні, пропущене завдання)</text:p>
      <text:p text:style-name="P10"><text:s/>– завдання з різним кольором для кожної категорії (наприклад, бізнес, день народження, річниця)</text:p>
      <text:p text:style-name="P10"><text:s/>– 12-місячний календар з календарними тижнями</text:p>
      <text:p text:style-name="P10"><text:s/>– навігатор дат з жирними датами для існуючих завдань</text:p>
      <text:p text:style-name="P10"><text:s/>– повідомлення про невідкладні завдання на кілька місяців</text:p>
      <text:p text:style-name="P10"><text:s/>– повідомлення про нагадування про завдання з визначеним часом дня (завтра в 15:45 робимо ставку на eBay)</text:p>
      <text:p text:style-name="P10"><text:s/>– щорічні, щомісячні, щотижневі чи щоденні завдання повторюються (наприклад, 1-го січня, або 2-ої суботи місяця, або просто по п'ятницях)</text:p>
      <text:p text:style-name="P10"><text:s/>– відображення поточного віку для завдань ювілею чи дня народження</text:p>
      <text:p text:style-name="P10"><text:s/>– імпорт завдань (наприклад, свята) з файлів iCalendar * .ics</text:p>
      <text:p text:style-name="P10"><text:s/>– форматування часу та перший день тижня стосовно культури та налаштувань регіонів Windows</text:p>
      <text:p text:style-name="P10"><text:s/>– 30 тем (наприклад, "High Contrast") і налаштовуваний розмір шрифту для кращої читабельності тексту</text:p>
      <text:list xml:id="list2245909519861049965" text:style-name="L4">
        <text:list-item>
          <text:p text:style-name="P12">простий процес установки / видалення</text:p>
        </text:list-item>
      </text:list>
      <text:p text:style-name="P10"/>
      <text:p text:style-name="P10"/>
      <text:h text:style-name="P20" text:outline-level="1"><text:bookmark text:name="DynamicHeading_productTitle"/><text:span text:style-name="T14">RemindMe for Windows</text:span></text:h>
      <text:p text:style-name="P10">RemindMe є простим, але потужним, додатком-нагадуванням для Windows (безкоштовна програма з офіційного магазину майкрософт).</text:p>
      <text:p text:style-name="P10"/>
      <text:p text:style-name="P10">RemindMe дозволяє швидко створювати нагадування для відносного (наприклад: "через 10 хвилин") або абсолютного (наприклад: "3:00 вечора 5/9/2013") часу. Ви можете слідкувати за тим, як ваші нагадування відраховуються в реальному часі!</text:p>
      <text:p text:style-name="P10"/>
      <text:p text:style-name="P10">RemindMe глибоко інтегрований з Windows 8. Отримайте повідомлення про тости, перегляньте наступні нагадування, синхронізуйте нагадування через пристрої Windows 8.1 і залишайтеся в курсі про події, коли сесію заблоковано.</text:p>
      <text:p text:style-name="P10"/>
      <text:p text:style-name="P10">З дивовижним, простим у використанні користувальницьким інтерфейсом та функціями, такими як живі відліки, RemindMe є нагадуванням для Windows 8 (або менеджером завдань, або переліком, або зворотним відліком), який перевершує інші подібні додатки. Ця програма є повністю безкоштовною і не містить реклами.</text:p>
      <text:p text:style-name="P16"><text:span text:style-name="T15"/></text:p>
      <text:p text:style-name="P16"><text:span text:style-name="T15"/></text:p>
      <text:p text:style-name="P16"><text:span text:style-name="T15"/></text:p>
      <text:h text:style-name="P3" text:outline-level="3"><text:soft-page-break/><text:span text:style-name="T15">Kana Reminder</text:span></text:h>
      <text:p text:style-name="P10">Kana Reminder є простим у використанні додатком, який допоможе вам встановити прості нагадування. Встановіть нагадування, і вас повідомлять, коли потрібно виконати завдання.</text:p>
      <text:p text:style-name="P10"/>
      <text:p text:style-name="P10">Kana Reminder поставляється з вбудованим планувальником, який можна використовувати, щоб повідомити свій комп'ютер, коли ви переходите в сплячий режим, вимикаєте чи запускаєте програми. </text:p>
      <text:p text:style-name="P10"/>
      <text:p text:style-name="P10">Що стосується безпеки, програма захищає свої нагадування, використовуючи паролі. Kana Reminder має простий користувальницький інтерфейс з деякими гарячими клавішами, щоб керувати нагадуваннями.</text:p>
      <text:p text:style-name="P10"/>
      <text:p text:style-name="P10"/>
      <text:p text:style-name="P14">Список джерел:</text:p>
      <text:list xml:id="list7279857021864863453" text:style-name="L6">
        <text:list-item>
          <text:p text:style-name="P7"><text:span text:style-name="T27">Day Planner: </text:span><text:a xlink:type="simple" xlink:href="http://www.day-planner.org/" text:style-name="Internet_20_link" text:visited-style-name="Visited_20_Internet_20_Link"><text:span text:style-name="T30">http://www.day-planner.org</text:span></text:a></text:p>
          <text:p text:style-name="P19"/>
        </text:list-item>
        <text:list-item>
          <text:p text:style-name="P7"><text:span text:style-name="T27">California: </text:span><text:a xlink:type="simple" xlink:href="https://wiki.gnome.org/Apps/California" text:style-name="Internet_20_link" text:visited-style-name="Visited_20_Internet_20_Link"><text:span text:style-name="T24">https://wiki.gnome.org/Apps/California</text:span></text:a></text:p>
          <text:list>
            <text:list-item>
              <text:list>
                <text:list-item>
                  <text:list>
                    <text:list-header>
                      <text:p text:style-name="P7"><text:span text:style-name="T11"><text:s text:c="3"/></text:span><text:a xlink:type="simple" xlink:href="https://wiki.gnome.org/Apps/California/HowToUseQuickAdd" text:style-name="Internet_20_link" text:visited-style-name="Visited_20_Internet_20_Link"><text:span text:style-name="T24">https://wiki.gnome.org/Apps/California/HowToUseQuickAdd</text:span></text:a></text:p>
                      <text:list>
                        <text:list-header>
                          <text:p text:style-name="P19"><text:span text:style-name="T19"/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  <text:list-item>
          <text:p text:style-name="P7"><text:span text:style-name="T12">Desktop-Reminder: </text:span><text:a xlink:type="simple" xlink:href="http://www.desktop-reminder.com/en/index.html" text:style-name="Internet_20_link" text:visited-style-name="Visited_20_Internet_20_Link"><text:span text:style-name="T24">http://www.desktop-reminder.com/en/index.html</text:span></text:a></text:p>
          <text:p text:style-name="P19"><text:span text:style-name="T19"/></text:p>
        </text:list-item>
        <text:list-item>
          <text:p text:style-name="P7"><text:span text:style-name="T12">RemindMe: </text:span><text:a xlink:type="simple" xlink:href="https://www.microsoft.com/en-us/p/remindme-for-windows/9wzdncrfj9nw?activetab=pivot:overviewtab" text:style-name="Internet_20_link" text:visited-style-name="Visited_20_Internet_20_Link"><text:span text:style-name="T24">https://www.microsoft.com/en-us/p/remindme-for-windows/9wzdncrfj9nw?activetab=pivot:overviewtab</text:span></text:a></text:p>
          <text:p text:style-name="P19"><text:span text:style-name="T19"/></text:p>
        </text:list-item>
      </text:list>
      <text:list xml:id="list4154783253262760318" text:style-name="L5">
        <text:list-item>
          <text:p text:style-name="P8"><text:span text:style-name="T12">Kana Reminder: </text:span><text:a xlink:type="simple" xlink:href="http://www.kanasolution.com/products/kana-reminder/" text:style-name="Internet_20_link" text:visited-style-name="Visited_20_Internet_20_Link"><text:span text:style-name="T24">http://www.kanasolution.com/products/kana-reminder/</text:span></text:a></text:p>
        </text:list-item>
      </text:list>
      <text:p text:style-name="P10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Open Sans" svg:font-family="'Open Sans'"/>
    <style:font-face style:name="OpenSymbol" svg:font-family="OpenSymbol"/>
    <style:font-face style:name="Segoe UI" svg:font-family="'Segoe UI', SegoeUI, 'Helvetica Neue', Helvetica, Arial, sans-serif"/>
    <style:font-face style:name="Source Sans Pro" svg:font-family="'Source Sans Pro', sans-serif"/>
    <style:font-face style:name="Verdana" svg:font-family="Verdana, Arial, Helvetica, sans-serif"/>
    <style:font-face style:name="courier" svg:font-family="courier, monospace"/>
    <style:font-face style:name="curier" svg:font-family="curier, monospace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erif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erif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erif CJK SC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Noto Serif CJK SC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6T18:31:20</meta:creation-date>
    <dc:date>2018-12-26T19:57:19</dc:date>
    <meta:editing-duration>PT39M17S</meta:editing-duration>
    <meta:editing-cycles>8</meta:editing-cycles>
    <meta:generator>OpenOffice/4.1.4$Unix OpenOffice.org_project/414m5$Build-9788</meta:generator>
    <meta:document-statistic meta:table-count="0" meta:image-count="1" meta:object-count="0" meta:page-count="5" meta:paragraph-count="63" meta:word-count="864" meta:character-count="6621"/>
  </office:meta>
</office:document-meta>
</file>